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249cm" style:rel-column-width="16384*"/>
    </style:style>
    <style:style style:name="Tableau1.B" style:family="table-column">
      <style:table-column-properties style:column-width="4.249cm" style:rel-column-width="1638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h text:style-name="Heading_20_1" text:outline-level="1">Features list</text:h>
      <text:p text:style-name="Standard"/>
      <text:p text:style-name="Standard">01 value returning for a stubbed method</text:p>
      <text:p text:style-name="Standard"><text:tab/>01 bis-returning a void value for a stubbed method</text:p>
      <text:p text:style-name="Standard">02 Exception throwing for stubbed method</text:p>
      <text:p text:style-name="Standard"><text:tab/>02bis Exception throwing for stubbed void returning method</text:p>
      <text:p text:style-name="Standard">03 Invocation count check</text:p>
      <text:p text:style-name="Standard"><text:tab/>03bis souple version atleast and atMost</text:p>
      <text:p text:style-name="Standard">04 method argument check</text:p>
      <text:p text:style-name="Standard">05 Invocation order for one mock check</text:p>
      <text:p text:style-name="Standard">06 Iterator-style stubbing</text:p>
      <text:p text:style-name="Standard">07 Real objects spy</text:p>
      <text:p text:style-name="Standard">08 Callback invocation from stubbed method</text:p>
      <text:p text:style-name="Standard">09 Mock of final class, methods, static and private fields</text:p>
      <text:p text:style-name="Standard">10 Stubbing of equals() and hashCode() methods</text:p>
      <text:p text:style-name="Standard">11 Thread safe</text:p>
      <text:p text:style-name="Standard">12 Invocation order between mocks check</text:p>
      <text:p text:style-name="Standard"/>
      <text:h text:style-name="Heading_20_1" text:outline-level="1">Unit test tools integration</text:h>
      <text:p text:style-name="Standard">Integration with Junit</text:p>
      <text:p text:style-name="Standard">Integration with TestNG</text:p>
      <text:p text:style-name="Standard"/>
      <text:h text:style-name="Heading_20_1" text:outline-level="1">Framework and features</text:h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A" table:number-columns-repeated="2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EasyMock</text:p>
          </table:table-cell>
          <table:table-cell table:style-name="Tableau1.A1" office:value-type="string">
            <text:p text:style-name="Table_20_Contents">Mockito</text:p>
          </table:table-cell>
          <table:table-cell table:style-name="Tableau1.D1" office:value-type="string">
            <text:p text:style-name="Table_20_Contents">JMock</text:p>
          </table:table-cell>
        </table:table-row>
        <table:table-row>
          <table:table-cell table:style-name="Tableau1.A2" office:value-type="string">
            <text:p text:style-name="Table_20_Contents">f1</text:p>
          </table:table-cell>
          <table:table-cell table:style-name="Tableau1.A2" office:value-type="string">
            <text:p text:style-name="Table_20_Contents">oui</text:p>
          </table:table-cell>
          <table:table-cell table:style-name="Tableau1.A2" office:value-type="string">
            <text:p text:style-name="Table_20_Contents">oui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f1bis</text:p>
          </table:table-cell>
          <table:table-cell table:style-name="Tableau1.A2" office:value-type="string">
            <text:p text:style-name="Table_20_Contents">oui</text:p>
          </table:table-cell>
          <table:table-cell table:style-name="Tableau1.A2" office:value-type="string">
            <text:p text:style-name="Table_20_Contents">oui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f2</text:p>
          </table:table-cell>
          <table:table-cell table:style-name="Tableau1.A2" office:value-type="string">
            <text:p text:style-name="Table_20_Contents">oui</text:p>
          </table:table-cell>
          <table:table-cell table:style-name="Tableau1.A2" office:value-type="string">
            <text:p text:style-name="Table_20_Contents">oui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f2bis</text:p>
          </table:table-cell>
          <table:table-cell table:style-name="Tableau1.A2" office:value-type="string">
            <text:p text:style-name="Table_20_Contents">oui</text:p>
          </table:table-cell>
          <table:table-cell table:style-name="Tableau1.A2" office:value-type="string">
            <text:p text:style-name="Table_20_Contents">oui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f3</text:p>
          </table:table-cell>
          <table:table-cell table:style-name="Tableau1.A2" office:value-type="string">
            <text:p text:style-name="Table_20_Contents">oui</text:p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D2" office:value-type="string">
            <text:p text:style-name="Table_20_Contents"/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7M28S</meta:editing-duration>
    <meta:editing-cycles>10</meta:editing-cycles>
    <meta:generator>LibreOffice/3.3$Win32 LibreOffice_project/330m19$Build-6</meta:generator>
    <dc:date>2012-07-23T21:51:16.51</dc:date>
    <meta:document-statistic meta:table-count="1" meta:image-count="0" meta:object-count="0" meta:page-count="1" meta:paragraph-count="37" meta:word-count="122" meta:character-count="730"/>
    <meta:user-defined meta:name="Info 1"/>
    <meta:user-defined meta:name="Info 2"/>
    <meta:user-defined meta:name="Info 3"/>
    <meta:user-defined meta:name="Info 4"/>
  </office:meta>
</office:document-meta>
</file>